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el" fo:font-size="16pt" officeooo:rsid="00044788" officeooo:paragraph-rsid="00044788" style:font-size-asian="14pt" style:font-size-complex="16pt"/>
    </style:style>
    <style:style style:name="P2" style:family="paragraph" style:parent-style-name="Preformatted_20_Text">
      <style:text-properties style:font-name="ariel" fo:font-size="16pt" officeooo:rsid="00044788" officeooo:paragraph-rsid="00135cee" style:font-size-asian="14pt" style:font-size-complex="16pt"/>
    </style:style>
    <style:style style:name="P3" style:family="paragraph" style:parent-style-name="Preformatted_20_Text">
      <style:text-properties style:font-name="ariel" fo:font-size="16pt" officeooo:rsid="00044788" officeooo:paragraph-rsid="0022897e" style:font-size-asian="14pt" style:font-size-complex="16pt"/>
    </style:style>
    <style:style style:name="P4" style:family="paragraph" style:parent-style-name="Preformatted_20_Text">
      <style:text-properties style:font-name="ariel" fo:font-size="16pt" officeooo:rsid="0023800a" officeooo:paragraph-rsid="0023800a" style:font-size-asian="14pt" style:font-size-complex="16pt"/>
    </style:style>
    <style:style style:name="P5" style:family="paragraph" style:parent-style-name="Preformatted_20_Text">
      <style:text-properties style:font-name="ariel" fo:font-size="16pt" officeooo:rsid="0023800a" officeooo:paragraph-rsid="002aaf80" style:font-size-asian="14pt" style:font-size-complex="16pt"/>
    </style:style>
    <style:style style:name="P6" style:family="paragraph" style:parent-style-name="Preformatted_20_Text">
      <style:text-properties style:font-name="ariel" fo:font-size="16pt" officeooo:rsid="0023800a" officeooo:paragraph-rsid="006ddcf9" style:font-size-asian="14pt" style:font-size-complex="16pt"/>
    </style:style>
    <style:style style:name="P7" style:family="paragraph" style:parent-style-name="Preformatted_20_Text">
      <style:text-properties style:font-name="ariel" fo:font-size="16pt" officeooo:rsid="00485afe" officeooo:paragraph-rsid="00485afe" style:font-size-asian="14pt" style:font-size-complex="16pt"/>
    </style:style>
    <style:style style:name="P8" style:family="paragraph" style:parent-style-name="Preformatted_20_Text">
      <style:text-properties style:font-name="ariel" fo:font-size="16pt" officeooo:rsid="00503074" officeooo:paragraph-rsid="00503074" style:font-size-asian="14pt" style:font-size-complex="16pt"/>
    </style:style>
    <style:style style:name="P9" style:family="paragraph" style:parent-style-name="Preformatted_20_Text">
      <style:text-properties style:font-name="ariel" fo:font-size="16pt" officeooo:rsid="005c4f93" officeooo:paragraph-rsid="005c4f93" style:font-size-asian="14pt" style:font-size-complex="16pt"/>
    </style:style>
    <style:style style:name="P10" style:family="paragraph" style:parent-style-name="Preformatted_20_Text">
      <style:text-properties style:font-name="ariel" fo:font-size="16pt" officeooo:rsid="005c4f93" officeooo:paragraph-rsid="006ddcf9" style:font-size-asian="14pt" style:font-size-complex="16pt"/>
    </style:style>
    <style:style style:name="P11" style:family="paragraph" style:parent-style-name="Preformatted_20_Text">
      <style:text-properties style:font-name="ariel" fo:font-size="16pt" officeooo:rsid="007a1b05" officeooo:paragraph-rsid="007a1b05" style:font-size-asian="14pt" style:font-size-complex="16pt"/>
    </style:style>
    <style:style style:name="P12" style:family="paragraph" style:parent-style-name="Preformatted_20_Text">
      <style:text-properties style:font-name="ariel" fo:font-size="16pt" officeooo:rsid="00940f46" officeooo:paragraph-rsid="00940f46" style:font-size-asian="14pt" style:font-size-complex="16pt"/>
    </style:style>
    <style:style style:name="P13" style:family="paragraph" style:parent-style-name="Preformatted_20_Text">
      <style:text-properties style:font-name="ariel" fo:font-size="16pt" officeooo:rsid="00a4cbe3" officeooo:paragraph-rsid="00940f46" style:font-size-asian="14pt" style:font-size-complex="16pt"/>
    </style:style>
    <style:style style:name="P14" style:family="paragraph" style:parent-style-name="Preformatted_20_Text">
      <style:paragraph-properties fo:text-align="center" style:justify-single-word="false"/>
      <style:text-properties style:font-name="ariel" fo:font-size="16pt" fo:font-weight="bold" officeooo:rsid="00100793" officeooo:paragraph-rsid="00100793" style:font-name-asian="Noto Sans Mono CJK SC" style:font-size-asian="14pt" style:font-weight-asian="bold" style:font-name-complex="Liberation Mono" style:font-size-complex="16pt" style:font-weight-complex="bold"/>
    </style:style>
    <style:style style:name="P15" style:family="paragraph" style:parent-style-name="Preformatted_20_Text">
      <style:text-properties style:font-name="ariel" fo:font-size="16pt" fo:font-weight="bold" officeooo:rsid="0022897e" officeooo:paragraph-rsid="0022897e" style:font-size-asian="14pt" style:font-weight-asian="bold" style:font-size-complex="16pt" style:font-weight-complex="bold"/>
    </style:style>
    <style:style style:name="P16" style:family="paragraph" style:parent-style-name="Preformatted_20_Text">
      <style:text-properties style:font-name="ariel" fo:font-size="16pt" fo:font-weight="bold" officeooo:rsid="0023800a" officeooo:paragraph-rsid="0023800a" style:font-size-asian="14pt" style:font-weight-asian="bold" style:font-size-complex="16pt" style:font-weight-complex="bold"/>
    </style:style>
    <style:style style:name="P17" style:family="paragraph" style:parent-style-name="Preformatted_20_Text">
      <style:text-properties style:font-name="ariel" fo:font-size="16pt" fo:font-weight="bold" officeooo:rsid="00417213" officeooo:paragraph-rsid="00417213" style:font-size-asian="14pt" style:font-weight-asian="bold" style:font-size-complex="16pt" style:font-weight-complex="bold"/>
    </style:style>
    <style:style style:name="P18" style:family="paragraph" style:parent-style-name="Preformatted_20_Text">
      <style:text-properties style:font-name="ariel" fo:font-size="16pt" fo:font-weight="bold" officeooo:rsid="00a4cbe3" officeooo:paragraph-rsid="00a4cbe3" style:font-size-asian="14pt" style:font-weight-asian="bold" style:font-size-complex="16pt" style:font-weight-complex="bold"/>
    </style:style>
    <style:style style:name="P19" style:family="paragraph" style:parent-style-name="Preformatted_20_Text">
      <style:text-properties style:font-name="ariel" fo:font-size="16pt" fo:font-weight="normal" officeooo:rsid="0004e059" officeooo:paragraph-rsid="0004e059" style:font-size-asian="14pt" style:font-weight-asian="normal" style:font-size-complex="16pt" style:font-weight-complex="normal"/>
    </style:style>
    <style:style style:name="P20" style:family="paragraph" style:parent-style-name="Preformatted_20_Text">
      <style:text-properties style:font-name="ariel" fo:font-size="16pt" officeooo:paragraph-rsid="002aaf80" style:font-size-asian="16pt" style:font-size-complex="16pt"/>
    </style:style>
    <style:style style:name="P21" style:family="paragraph" style:parent-style-name="Preformatted_20_Text">
      <style:text-properties style:font-name="ariel" fo:font-size="22pt" fo:font-weight="bold" officeooo:rsid="005a7402" officeooo:paragraph-rsid="005a7402" style:font-size-asian="22pt" style:font-weight-asian="bold" style:font-size-complex="22pt" style:font-weight-complex="bold"/>
    </style:style>
    <style:style style:name="P22" style:family="paragraph" style:parent-style-name="Preformatted_20_Text">
      <style:text-properties style:font-name="ariel" fo:font-size="22pt" fo:font-weight="bold" officeooo:rsid="007a1b05" officeooo:paragraph-rsid="007a1b05" style:font-size-asian="22pt" style:font-weight-asian="bold" style:font-size-complex="22pt" style:font-weight-complex="bold"/>
    </style:style>
    <style:style style:name="P23" style:family="paragraph" style:parent-style-name="Preformatted_20_Text">
      <style:text-properties officeooo:paragraph-rsid="002aaf80"/>
    </style:style>
    <style:style style:name="P24" style:family="paragraph" style:parent-style-name="Preformatted_20_Text">
      <style:text-properties officeooo:paragraph-rsid="005c4f93"/>
    </style:style>
    <style:style style:name="P25" style:family="paragraph" style:parent-style-name="Preformatted_20_Text">
      <style:text-properties officeooo:rsid="009f7338" officeooo:paragraph-rsid="009f7338"/>
    </style:style>
    <style:style style:name="P26" style:family="paragraph" style:parent-style-name="Preformatted_20_Text">
      <style:text-properties style:font-name="ariel" fo:font-size="16pt" fo:font-weight="bold" officeooo:rsid="00b0db52" officeooo:paragraph-rsid="009f7338" style:font-size-asian="14pt" style:font-weight-asian="bold" style:font-size-complex="16pt" style:font-weight-complex="bold"/>
    </style:style>
    <style:style style:name="P27" style:family="paragraph" style:parent-style-name="Preformatted_20_Text">
      <style:text-properties officeooo:rsid="009f7338" officeooo:paragraph-rsid="009f7338"/>
    </style:style>
    <style:style style:name="P28" style:family="paragraph" style:parent-style-name="Preformatted_20_Text">
      <style:text-properties officeooo:rsid="00c88c6e" officeooo:paragraph-rsid="00c88c6e"/>
    </style:style>
    <style:style style:name="P29" style:family="paragraph" style:parent-style-name="Preformatted_20_Text">
      <style:text-properties fo:font-weight="bold" officeooo:rsid="00c88c6e" officeooo:paragraph-rsid="00c88c6e" style:font-weight-asian="bold" style:font-weight-complex="bold"/>
    </style:style>
    <style:style style:name="P30" style:family="paragraph" style:parent-style-name="Preformatted_20_Text">
      <style:text-properties fo:font-weight="bold" officeooo:rsid="00dfdd5b" officeooo:paragraph-rsid="00dfdd5b" style:font-weight-asian="bold" style:font-weight-complex="bold"/>
    </style:style>
    <style:style style:name="P31" style:family="paragraph" style:parent-style-name="Preformatted_20_Text">
      <style:text-properties officeooo:rsid="00c9a4bd" officeooo:paragraph-rsid="00c9a4bd"/>
    </style:style>
    <style:style style:name="P32" style:family="paragraph" style:parent-style-name="Preformatted_20_Text">
      <style:text-properties officeooo:rsid="00cca405" officeooo:paragraph-rsid="00cca405"/>
    </style:style>
    <style:style style:name="P33" style:family="paragraph" style:parent-style-name="Preformatted_20_Text">
      <style:text-properties officeooo:rsid="00ce9e84" officeooo:paragraph-rsid="00ce9e84"/>
    </style:style>
    <style:style style:name="P34" style:family="paragraph" style:parent-style-name="Preformatted_20_Text">
      <style:text-properties officeooo:paragraph-rsid="00cca405"/>
    </style:style>
    <style:style style:name="P35" style:family="paragraph" style:parent-style-name="Preformatted_20_Text">
      <style:text-properties officeooo:rsid="00dad628" officeooo:paragraph-rsid="00dad628"/>
    </style:style>
    <style:style style:name="P36" style:family="paragraph" style:parent-style-name="Preformatted_20_Text">
      <style:text-properties officeooo:rsid="00dfdd5b" officeooo:paragraph-rsid="00dfdd5b"/>
    </style:style>
    <style:style style:name="P37" style:family="paragraph" style:parent-style-name="Preformatted_20_Text">
      <style:text-properties fo:font-weight="normal" officeooo:rsid="00dfdd5b" officeooo:paragraph-rsid="00dfdd5b" style:font-weight-asian="normal" style:font-weight-complex="normal"/>
    </style:style>
    <style:style style:name="P38" style:family="paragraph" style:parent-style-name="Preformatted_20_Text">
      <style:text-properties fo:font-weight="normal" officeooo:rsid="00ce9e84" officeooo:paragraph-rsid="00ce9e84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5cee" style:font-weight-asian="bold" style:font-weight-complex="bold"/>
    </style:style>
    <style:style style:name="T3" style:family="text">
      <style:text-properties fo:font-weight="bold" officeooo:rsid="00148a48" style:font-weight-asian="bold" style:font-weight-complex="bold"/>
    </style:style>
    <style:style style:name="T4" style:family="text">
      <style:text-properties fo:font-weight="bold" officeooo:rsid="0015bd20" style:font-weight-asian="bold" style:font-weight-complex="bold"/>
    </style:style>
    <style:style style:name="T5" style:family="text">
      <style:text-properties fo:font-weight="bold" officeooo:rsid="001aeab2" style:font-weight-asian="bold" style:font-weight-complex="bold"/>
    </style:style>
    <style:style style:name="T6" style:family="text">
      <style:text-properties fo:font-weight="bold" officeooo:rsid="001914a3" style:font-weight-asian="bold" style:font-weight-complex="bold"/>
    </style:style>
    <style:style style:name="T7" style:family="text">
      <style:text-properties fo:font-weight="bold" officeooo:rsid="0023800a" style:font-weight-asian="bold" style:font-weight-complex="bold"/>
    </style:style>
    <style:style style:name="T8" style:family="text">
      <style:text-properties fo:font-weight="bold" officeooo:rsid="0028ab93" style:font-weight-asian="bold" style:font-weight-complex="bold"/>
    </style:style>
    <style:style style:name="T9" style:family="text">
      <style:text-properties fo:font-weight="bold" officeooo:rsid="002efe5c" style:font-weight-asian="bold" style:font-weight-complex="bold"/>
    </style:style>
    <style:style style:name="T10" style:family="text">
      <style:text-properties fo:font-weight="bold" officeooo:rsid="00318451" style:font-weight-asian="bold" style:font-weight-complex="bold"/>
    </style:style>
    <style:style style:name="T11" style:family="text">
      <style:text-properties fo:font-weight="bold" officeooo:rsid="00373687" style:font-weight-asian="bold" style:font-weight-complex="bold"/>
    </style:style>
    <style:style style:name="T12" style:family="text">
      <style:text-properties fo:font-weight="bold" officeooo:rsid="00379d26" style:font-weight-asian="bold" style:font-weight-complex="bold"/>
    </style:style>
    <style:style style:name="T13" style:family="text">
      <style:text-properties fo:font-weight="bold" officeooo:rsid="00386346" style:font-weight-asian="bold" style:font-weight-complex="bold"/>
    </style:style>
    <style:style style:name="T14" style:family="text">
      <style:text-properties fo:font-weight="bold" officeooo:rsid="0038e4e7" style:font-weight-asian="bold" style:font-weight-complex="bold"/>
    </style:style>
    <style:style style:name="T15" style:family="text">
      <style:text-properties fo:font-weight="bold" officeooo:rsid="0045a7a5" style:font-weight-asian="bold" style:font-weight-complex="bold"/>
    </style:style>
    <style:style style:name="T16" style:family="text">
      <style:text-properties fo:font-weight="bold" officeooo:rsid="0045dbee" style:font-weight-asian="bold" style:font-weight-complex="bold"/>
    </style:style>
    <style:style style:name="T17" style:family="text">
      <style:text-properties fo:font-weight="bold" officeooo:rsid="0047125c" style:font-weight-asian="bold" style:font-weight-complex="bold"/>
    </style:style>
    <style:style style:name="T18" style:family="text">
      <style:text-properties fo:font-weight="bold" officeooo:rsid="0048e976" style:font-weight-asian="bold" style:font-weight-complex="bold"/>
    </style:style>
    <style:style style:name="T19" style:family="text">
      <style:text-properties fo:font-weight="bold" officeooo:rsid="004a5fe4" style:font-weight-asian="bold" style:font-weight-complex="bold"/>
    </style:style>
    <style:style style:name="T20" style:family="text">
      <style:text-properties fo:font-weight="bold" officeooo:rsid="004c2900" style:font-weight-asian="bold" style:font-weight-complex="bold"/>
    </style:style>
    <style:style style:name="T21" style:family="text">
      <style:text-properties fo:font-weight="bold" officeooo:rsid="005147c8" style:font-weight-asian="bold" style:font-weight-complex="bold"/>
    </style:style>
    <style:style style:name="T22" style:family="text">
      <style:text-properties fo:font-weight="bold" officeooo:rsid="0053c62e" style:font-weight-asian="bold" style:font-weight-complex="bold"/>
    </style:style>
    <style:style style:name="T23" style:family="text">
      <style:text-properties fo:font-weight="bold" officeooo:rsid="0055a990" style:font-weight-asian="bold" style:font-weight-complex="bold"/>
    </style:style>
    <style:style style:name="T24" style:family="text">
      <style:text-properties fo:font-weight="bold" officeooo:rsid="00586b2a" style:font-weight-asian="bold" style:font-weight-complex="bold"/>
    </style:style>
    <style:style style:name="T25" style:family="text">
      <style:text-properties fo:font-weight="bold" officeooo:rsid="005d34a0" style:font-weight-asian="bold" style:font-weight-complex="bold"/>
    </style:style>
    <style:style style:name="T26" style:family="text">
      <style:text-properties fo:font-weight="bold" officeooo:rsid="0064767d" style:font-weight-asian="bold" style:font-weight-complex="bold"/>
    </style:style>
    <style:style style:name="T27" style:family="text">
      <style:text-properties fo:font-weight="bold" officeooo:rsid="006b9af0" style:font-weight-asian="bold" style:font-weight-complex="bold"/>
    </style:style>
    <style:style style:name="T28" style:family="text">
      <style:text-properties fo:font-weight="bold" officeooo:rsid="005c4f93" style:font-weight-asian="bold" style:font-weight-complex="bold"/>
    </style:style>
    <style:style style:name="T29" style:family="text">
      <style:text-properties fo:font-weight="bold" officeooo:rsid="007cc586" style:font-weight-asian="bold" style:font-weight-complex="bold"/>
    </style:style>
    <style:style style:name="T30" style:family="text">
      <style:text-properties fo:font-weight="bold" officeooo:rsid="007a31a5" style:font-weight-asian="bold" style:font-weight-complex="bold"/>
    </style:style>
    <style:style style:name="T31" style:family="text">
      <style:text-properties fo:font-weight="bold" officeooo:rsid="007cd85e" style:font-weight-asian="bold" style:font-weight-complex="bold"/>
    </style:style>
    <style:style style:name="T32" style:family="text">
      <style:text-properties fo:font-weight="bold" officeooo:rsid="0087a318" style:font-weight-asian="bold" style:font-weight-complex="bold"/>
    </style:style>
    <style:style style:name="T33" style:family="text">
      <style:text-properties fo:font-weight="bold" officeooo:rsid="008a770e" style:font-weight-asian="bold" style:font-weight-complex="bold"/>
    </style:style>
    <style:style style:name="T34" style:family="text">
      <style:text-properties fo:font-weight="bold" officeooo:rsid="00926936" style:font-weight-asian="bold" style:font-weight-complex="bold"/>
    </style:style>
    <style:style style:name="T35" style:family="text">
      <style:text-properties fo:font-weight="bold" officeooo:rsid="0099478d" style:font-weight-asian="bold" style:font-weight-complex="bold"/>
    </style:style>
    <style:style style:name="T36" style:family="text">
      <style:text-properties officeooo:rsid="0011f4f7"/>
    </style:style>
    <style:style style:name="T37" style:family="text">
      <style:text-properties officeooo:rsid="001345d6"/>
    </style:style>
    <style:style style:name="T38" style:family="text">
      <style:text-properties officeooo:rsid="00135cee"/>
    </style:style>
    <style:style style:name="T39" style:family="text">
      <style:text-properties officeooo:rsid="00148a48"/>
    </style:style>
    <style:style style:name="T40" style:family="text">
      <style:text-properties officeooo:rsid="0015bd20"/>
    </style:style>
    <style:style style:name="T41" style:family="text">
      <style:text-properties officeooo:rsid="001aeab2"/>
    </style:style>
    <style:style style:name="T42" style:family="text">
      <style:text-properties officeooo:rsid="001c9ec4"/>
    </style:style>
    <style:style style:name="T43" style:family="text">
      <style:text-properties officeooo:rsid="0022897e"/>
    </style:style>
    <style:style style:name="T44" style:family="text">
      <style:text-properties officeooo:rsid="0023800a"/>
    </style:style>
    <style:style style:name="T45" style:family="text">
      <style:text-properties officeooo:rsid="0025f73d"/>
    </style:style>
    <style:style style:name="T46" style:family="text">
      <style:text-properties officeooo:rsid="0027222e"/>
    </style:style>
    <style:style style:name="T47" style:family="text">
      <style:text-properties style:font-name="ariel" fo:font-size="16pt" style:font-size-asian="14pt" style:font-size-complex="16pt"/>
    </style:style>
    <style:style style:name="T48" style:family="text">
      <style:text-properties style:font-name="ariel" fo:font-size="16pt" officeooo:rsid="0023800a" style:font-size-asian="14pt" style:font-size-complex="16pt"/>
    </style:style>
    <style:style style:name="T49" style:family="text">
      <style:text-properties style:font-name="ariel" fo:font-size="16pt" officeooo:rsid="002b2706" style:font-size-asian="14pt" style:font-size-complex="16pt"/>
    </style:style>
    <style:style style:name="T50" style:family="text">
      <style:text-properties style:font-name="ariel" fo:font-size="16pt" officeooo:rsid="005c4f93" style:font-size-asian="14pt" style:font-size-complex="16pt"/>
    </style:style>
    <style:style style:name="T51" style:family="text">
      <style:text-properties style:font-name="ariel" fo:font-size="16pt" officeooo:rsid="0060ba7b" style:font-size-asian="14pt" style:font-size-complex="16pt"/>
    </style:style>
    <style:style style:name="T52" style:family="text">
      <style:text-properties style:font-name="ariel" fo:font-size="16pt" officeooo:rsid="00940f46" style:font-size-asian="14pt" style:font-size-complex="16pt"/>
    </style:style>
    <style:style style:name="T53" style:family="text">
      <style:text-properties style:font-name="ariel" fo:font-size="16pt" officeooo:rsid="009afcfb" style:font-size-asian="14pt" style:font-size-complex="16pt"/>
    </style:style>
    <style:style style:name="T54" style:family="text">
      <style:text-properties style:font-name="ariel" fo:font-size="16pt" officeooo:rsid="009bdb8f" style:font-size-asian="14pt" style:font-size-complex="16pt"/>
    </style:style>
    <style:style style:name="T55" style:family="text">
      <style:text-properties style:font-name="ariel" fo:font-size="16pt" officeooo:rsid="009f7338" style:font-size-asian="14pt" style:font-size-complex="16pt"/>
    </style:style>
    <style:style style:name="T56" style:family="text">
      <style:text-properties style:font-name="ariel" fo:font-size="16pt" officeooo:rsid="00a1c23f" style:font-size-asian="14pt" style:font-size-complex="16pt"/>
    </style:style>
    <style:style style:name="T57" style:family="text">
      <style:text-properties style:font-name="ariel" fo:font-size="16pt" officeooo:rsid="00a344bc" style:font-size-asian="14pt" style:font-size-complex="16pt"/>
    </style:style>
    <style:style style:name="T58" style:family="text">
      <style:text-properties style:font-name="ariel" fo:font-size="16pt" officeooo:rsid="00aa1db2" style:font-size-asian="14pt" style:font-size-complex="16pt"/>
    </style:style>
    <style:style style:name="T59" style:family="text">
      <style:text-properties style:font-name="ariel" fo:font-size="16pt" officeooo:rsid="00aa923e" style:font-size-asian="14pt" style:font-size-complex="16pt"/>
    </style:style>
    <style:style style:name="T60" style:family="text">
      <style:text-properties style:font-name="ariel" fo:font-size="16pt" officeooo:rsid="00b0db52" style:font-size-asian="14pt" style:font-size-complex="16pt"/>
    </style:style>
    <style:style style:name="T61" style:family="text">
      <style:text-properties style:font-name="ariel" fo:font-size="16pt" officeooo:rsid="00b7da52" style:font-size-asian="14pt" style:font-size-complex="16pt"/>
    </style:style>
    <style:style style:name="T62" style:family="text">
      <style:text-properties style:font-name="ariel" fo:font-size="16pt" officeooo:rsid="00b9f73b" style:font-size-asian="14pt" style:font-size-complex="16pt"/>
    </style:style>
    <style:style style:name="T63" style:family="text">
      <style:text-properties style:font-name="ariel" fo:font-size="16pt" officeooo:rsid="00bc226b" style:font-size-asian="14pt" style:font-size-complex="16pt"/>
    </style:style>
    <style:style style:name="T64" style:family="text">
      <style:text-properties style:font-name="ariel" fo:font-size="16pt" officeooo:rsid="00c0ae8d" style:font-size-asian="14pt" style:font-size-complex="16pt"/>
    </style:style>
    <style:style style:name="T65" style:family="text">
      <style:text-properties style:font-name="ariel" fo:font-size="16pt" officeooo:rsid="00c2a1d7" style:font-size-asian="14pt" style:font-size-complex="16pt"/>
    </style:style>
    <style:style style:name="T66" style:family="text">
      <style:text-properties style:font-name="ariel" fo:font-size="16pt" officeooo:rsid="00c9a4bd" style:font-size-asian="14pt" style:font-size-complex="16pt"/>
    </style:style>
    <style:style style:name="T67" style:family="text">
      <style:text-properties style:font-name="ariel" fo:font-size="16pt" officeooo:rsid="00cb55c4" style:font-size-asian="14pt" style:font-size-complex="16pt"/>
    </style:style>
    <style:style style:name="T68" style:family="text">
      <style:text-properties style:font-name="ariel" fo:font-size="16pt" officeooo:rsid="00d1a968" style:font-size-asian="14pt" style:font-size-complex="16pt"/>
    </style:style>
    <style:style style:name="T69" style:family="text">
      <style:text-properties style:font-name="ariel" fo:font-size="16pt" officeooo:rsid="00d34678" style:font-size-asian="14pt" style:font-size-complex="16pt"/>
    </style:style>
    <style:style style:name="T70" style:family="text">
      <style:text-properties style:font-name="ariel" fo:font-size="16pt" officeooo:rsid="00d6361b" style:font-size-asian="14pt" style:font-size-complex="16pt"/>
    </style:style>
    <style:style style:name="T71" style:family="text">
      <style:text-properties style:font-name="ariel" fo:font-size="16pt" officeooo:rsid="00d9448c" style:font-size-asian="14pt" style:font-size-complex="16pt"/>
    </style:style>
    <style:style style:name="T72" style:family="text">
      <style:text-properties style:font-name="ariel" fo:font-size="16pt" officeooo:rsid="00da42ec" style:font-size-asian="14pt" style:font-size-complex="16pt"/>
    </style:style>
    <style:style style:name="T73" style:family="text">
      <style:text-properties style:font-name="ariel" fo:font-size="16pt" officeooo:rsid="00dc15a2" style:font-size-asian="14pt" style:font-size-complex="16pt"/>
    </style:style>
    <style:style style:name="T74" style:family="text">
      <style:text-properties style:font-name="ariel" fo:font-size="16pt" officeooo:rsid="00dca06d" style:font-size-asian="14pt" style:font-size-complex="16pt"/>
    </style:style>
    <style:style style:name="T75" style:family="text">
      <style:text-properties style:font-name="ariel" fo:font-size="16pt" officeooo:rsid="00de8b38" style:font-size-asian="14pt" style:font-size-complex="16pt"/>
    </style:style>
    <style:style style:name="T76" style:family="text">
      <style:text-properties style:font-name="ariel" fo:font-size="16pt" officeooo:rsid="00e779a0" style:font-size-asian="14pt" style:font-size-complex="16pt"/>
    </style:style>
    <style:style style:name="T77" style:family="text">
      <style:text-properties style:font-name="ariel" fo:font-size="16pt" officeooo:rsid="00e99082" style:font-size-asian="14pt" style:font-size-complex="16pt"/>
    </style:style>
    <style:style style:name="T78" style:family="text">
      <style:text-properties style:font-name="ariel" fo:font-size="16pt" officeooo:rsid="00eadad1" style:font-size-asian="14pt" style:font-size-complex="16pt"/>
    </style:style>
    <style:style style:name="T79" style:family="text">
      <style:text-properties style:font-name="ariel" fo:font-size="16pt" officeooo:rsid="00f04b1e" style:font-size-asian="14pt" style:font-size-complex="16pt"/>
    </style:style>
    <style:style style:name="T80" style:family="text">
      <style:text-properties style:font-name="ariel" fo:font-size="16pt" officeooo:rsid="00f14e8b" style:font-size-asian="14pt" style:font-size-complex="16pt"/>
    </style:style>
    <style:style style:name="T81" style:family="text">
      <style:text-properties style:font-name="ariel" fo:font-size="16pt" officeooo:rsid="00f1cc14" style:font-size-asian="14pt" style:font-size-complex="16pt"/>
    </style:style>
    <style:style style:name="T82" style:family="text">
      <style:text-properties style:font-name="ariel" fo:font-size="16pt" officeooo:rsid="00f35dfa" style:font-size-asian="14pt" style:font-size-complex="16pt"/>
    </style:style>
    <style:style style:name="T83" style:family="text">
      <style:text-properties style:font-name="ariel" fo:font-size="16pt" officeooo:rsid="00f3f59c" style:font-size-asian="14pt" style:font-size-complex="16pt"/>
    </style:style>
    <style:style style:name="T84" style:family="text">
      <style:text-properties style:font-name="ariel" fo:font-size="16pt" officeooo:rsid="00f4cf08" style:font-size-asian="14pt" style:font-size-complex="16pt"/>
    </style:style>
    <style:style style:name="T85" style:family="text">
      <style:text-properties style:font-name="ariel" fo:font-size="16pt" officeooo:rsid="00f52349" style:font-size-asian="14pt" style:font-size-complex="16pt"/>
    </style:style>
    <style:style style:name="T86" style:family="text">
      <style:text-properties style:font-name="ariel" fo:font-size="16pt" officeooo:rsid="00fc12dc" style:font-size-asian="14pt" style:font-size-complex="16pt"/>
    </style:style>
    <style:style style:name="T87" style:family="text">
      <style:text-properties style:font-name="ariel" fo:font-size="16pt" officeooo:rsid="00fdbf2e" style:font-size-asian="14pt" style:font-size-complex="16pt"/>
    </style:style>
    <style:style style:name="T88" style:family="text">
      <style:text-properties style:font-name="ariel" fo:font-size="16pt" officeooo:rsid="00fe4899" style:font-size-asian="14pt" style:font-size-complex="16pt"/>
    </style:style>
    <style:style style:name="T89" style:family="text">
      <style:text-properties style:font-name="ariel" fo:font-size="16pt" officeooo:rsid="0100f5ca" style:font-size-asian="14pt" style:font-size-complex="16pt"/>
    </style:style>
    <style:style style:name="T90" style:family="text">
      <style:text-properties style:font-name="ariel" fo:font-size="16pt" officeooo:rsid="010405c1" style:font-size-asian="14pt" style:font-size-complex="16pt"/>
    </style:style>
    <style:style style:name="T91" style:family="text">
      <style:text-properties style:font-name="ariel" fo:font-size="16pt" officeooo:rsid="0104e82e" style:font-size-asian="14pt" style:font-size-complex="16pt"/>
    </style:style>
    <style:style style:name="T92" style:family="text">
      <style:text-properties style:font-name="ariel" fo:font-size="16pt" officeooo:rsid="01064dbf" style:font-size-asian="14pt" style:font-size-complex="16pt"/>
    </style:style>
    <style:style style:name="T93" style:family="text">
      <style:text-properties style:font-name="ariel" fo:font-size="16pt" fo:font-weight="bold" officeooo:rsid="002b8129" style:font-name-asian="Noto Sans Mono CJK SC" style:font-size-asian="14pt" style:font-weight-asian="bold" style:font-name-complex="Liberation Mono" style:font-size-complex="16pt" style:font-weight-complex="bold"/>
    </style:style>
    <style:style style:name="T94" style:family="text">
      <style:text-properties style:font-name="ariel" fo:font-size="16pt" fo:font-weight="bold" officeooo:rsid="009cb3d0" style:font-name-asian="Noto Sans Mono CJK SC" style:font-size-asian="14pt" style:font-weight-asian="bold" style:font-name-complex="Liberation Mono" style:font-size-complex="16pt" style:font-weight-complex="bold"/>
    </style:style>
    <style:style style:name="T95" style:family="text">
      <style:text-properties style:font-name="ariel" fo:font-size="16pt" fo:font-weight="bold" style:font-size-asian="14pt" style:font-weight-asian="bold" style:font-size-complex="16pt" style:font-weight-complex="bold"/>
    </style:style>
    <style:style style:name="T96" style:family="text">
      <style:text-properties style:font-name="ariel" fo:font-size="16pt" fo:font-weight="bold" officeooo:rsid="002b2706" style:font-size-asian="14pt" style:font-weight-asian="bold" style:font-size-complex="16pt" style:font-weight-complex="bold"/>
    </style:style>
    <style:style style:name="T97" style:family="text">
      <style:text-properties style:font-name="ariel" fo:font-size="16pt" fo:font-weight="bold" officeooo:rsid="0060ba7b" style:font-size-asian="14pt" style:font-weight-asian="bold" style:font-size-complex="16pt" style:font-weight-complex="bold"/>
    </style:style>
    <style:style style:name="T98" style:family="text">
      <style:text-properties style:font-name="ariel" fo:font-size="16pt" fo:font-weight="bold" officeooo:rsid="009afcfb" style:font-size-asian="14pt" style:font-weight-asian="bold" style:font-size-complex="16pt" style:font-weight-complex="bold"/>
    </style:style>
    <style:style style:name="T99" style:family="text">
      <style:text-properties style:font-name="ariel" fo:font-size="16pt" fo:font-weight="bold" officeooo:rsid="00a1c23f" style:font-size-asian="14pt" style:font-weight-asian="bold" style:font-size-complex="16pt" style:font-weight-complex="bold"/>
    </style:style>
    <style:style style:name="T100" style:family="text">
      <style:text-properties style:font-name="ariel" fo:font-size="16pt" fo:font-weight="bold" officeooo:rsid="00a344bc" style:font-size-asian="14pt" style:font-weight-asian="bold" style:font-size-complex="16pt" style:font-weight-complex="bold"/>
    </style:style>
    <style:style style:name="T101" style:family="text">
      <style:text-properties style:font-name="ariel" fo:font-size="16pt" fo:font-weight="bold" officeooo:rsid="00a6b747" style:font-size-asian="14pt" style:font-weight-asian="bold" style:font-size-complex="16pt" style:font-weight-complex="bold"/>
    </style:style>
    <style:style style:name="T102" style:family="text">
      <style:text-properties style:font-name="ariel" fo:font-size="16pt" fo:font-weight="bold" officeooo:rsid="00aa923e" style:font-size-asian="14pt" style:font-weight-asian="bold" style:font-size-complex="16pt" style:font-weight-complex="bold"/>
    </style:style>
    <style:style style:name="T103" style:family="text">
      <style:text-properties style:font-name="ariel" fo:font-size="16pt" fo:font-weight="bold" officeooo:rsid="00aa1db2" style:font-size-asian="14pt" style:font-weight-asian="bold" style:font-size-complex="16pt" style:font-weight-complex="bold"/>
    </style:style>
    <style:style style:name="T104" style:family="text">
      <style:text-properties style:font-name="ariel" fo:font-size="16pt" fo:font-weight="bold" officeooo:rsid="00b0db52" style:font-size-asian="14pt" style:font-weight-asian="bold" style:font-size-complex="16pt" style:font-weight-complex="bold"/>
    </style:style>
    <style:style style:name="T105" style:family="text">
      <style:text-properties style:font-name="ariel" fo:font-size="16pt" fo:font-weight="bold" officeooo:rsid="00b7da52" style:font-size-asian="14pt" style:font-weight-asian="bold" style:font-size-complex="16pt" style:font-weight-complex="bold"/>
    </style:style>
    <style:style style:name="T106" style:family="text">
      <style:text-properties style:font-name="ariel" fo:font-size="16pt" fo:font-weight="bold" officeooo:rsid="00b9f73b" style:font-size-asian="14pt" style:font-weight-asian="bold" style:font-size-complex="16pt" style:font-weight-complex="bold"/>
    </style:style>
    <style:style style:name="T107" style:family="text">
      <style:text-properties style:font-name="ariel" fo:font-size="16pt" fo:font-weight="bold" officeooo:rsid="00bc226b" style:font-size-asian="14pt" style:font-weight-asian="bold" style:font-size-complex="16pt" style:font-weight-complex="bold"/>
    </style:style>
    <style:style style:name="T108" style:family="text">
      <style:text-properties style:font-name="ariel" fo:font-size="16pt" fo:font-weight="bold" officeooo:rsid="00c0ae8d" style:font-size-asian="14pt" style:font-weight-asian="bold" style:font-size-complex="16pt" style:font-weight-complex="bold"/>
    </style:style>
    <style:style style:name="T109" style:family="text">
      <style:text-properties style:font-name="ariel" fo:font-size="16pt" fo:font-weight="bold" officeooo:rsid="00c2a1d7" style:font-size-asian="14pt" style:font-weight-asian="bold" style:font-size-complex="16pt" style:font-weight-complex="bold"/>
    </style:style>
    <style:style style:name="T110" style:family="text">
      <style:text-properties style:font-name="ariel" fo:font-size="16pt" fo:font-weight="bold" officeooo:rsid="009f7338" style:font-size-asian="14pt" style:font-weight-asian="bold" style:font-size-complex="16pt" style:font-weight-complex="bold"/>
    </style:style>
    <style:style style:name="T111" style:family="text">
      <style:text-properties style:font-name="ariel" fo:font-size="16pt" fo:font-weight="bold" officeooo:rsid="00d1a968" style:font-size-asian="14pt" style:font-weight-asian="bold" style:font-size-complex="16pt" style:font-weight-complex="bold"/>
    </style:style>
    <style:style style:name="T112" style:family="text">
      <style:text-properties style:font-name="ariel" fo:font-size="16pt" fo:font-weight="bold" officeooo:rsid="00cb55c4" style:font-size-asian="14pt" style:font-weight-asian="bold" style:font-size-complex="16pt" style:font-weight-complex="bold"/>
    </style:style>
    <style:style style:name="T113" style:family="text">
      <style:text-properties style:font-name="ariel" fo:font-size="16pt" fo:font-weight="bold" officeooo:rsid="00d9448c" style:font-size-asian="14pt" style:font-weight-asian="bold" style:font-size-complex="16pt" style:font-weight-complex="bold"/>
    </style:style>
    <style:style style:name="T114" style:family="text">
      <style:text-properties style:font-name="ariel" fo:font-size="16pt" fo:font-weight="bold" officeooo:rsid="00da42ec" style:font-size-asian="14pt" style:font-weight-asian="bold" style:font-size-complex="16pt" style:font-weight-complex="bold"/>
    </style:style>
    <style:style style:name="T115" style:family="text">
      <style:text-properties style:font-name="ariel" fo:font-size="16pt" fo:font-weight="bold" officeooo:rsid="00eadad1" style:font-size-asian="14pt" style:font-weight-asian="bold" style:font-size-complex="16pt" style:font-weight-complex="bold"/>
    </style:style>
    <style:style style:name="T116" style:family="text">
      <style:text-properties style:font-name="ariel" fo:font-size="16pt" fo:font-weight="bold" officeooo:rsid="00ed4874" style:font-size-asian="14pt" style:font-weight-asian="bold" style:font-size-complex="16pt" style:font-weight-complex="bold"/>
    </style:style>
    <style:style style:name="T117" style:family="text">
      <style:text-properties style:font-name="ariel" fo:font-size="16pt" fo:font-weight="bold" officeooo:rsid="00f04b1e" style:font-size-asian="14pt" style:font-weight-asian="bold" style:font-size-complex="16pt" style:font-weight-complex="bold"/>
    </style:style>
    <style:style style:name="T118" style:family="text">
      <style:text-properties style:font-name="ariel" fo:font-size="16pt" fo:font-weight="bold" officeooo:rsid="00f1cc14" style:font-size-asian="14pt" style:font-weight-asian="bold" style:font-size-complex="16pt" style:font-weight-complex="bold"/>
    </style:style>
    <style:style style:name="T119" style:family="text">
      <style:text-properties style:font-name="ariel" fo:font-size="16pt" fo:font-weight="bold" officeooo:rsid="00f52349" style:font-size-asian="14pt" style:font-weight-asian="bold" style:font-size-complex="16pt" style:font-weight-complex="bold"/>
    </style:style>
    <style:style style:name="T120" style:family="text">
      <style:text-properties style:font-name="ariel" fo:font-size="16pt" fo:font-weight="bold" officeooo:rsid="00fc12dc" style:font-size-asian="14pt" style:font-weight-asian="bold" style:font-size-complex="16pt" style:font-weight-complex="bold"/>
    </style:style>
    <style:style style:name="T121" style:family="text">
      <style:text-properties style:font-name="ariel" fo:font-size="16pt" fo:font-weight="bold" officeooo:rsid="0100f5ca" style:font-size-asian="14pt" style:font-weight-asian="bold" style:font-size-complex="16pt" style:font-weight-complex="bold"/>
    </style:style>
    <style:style style:name="T122" style:family="text">
      <style:text-properties style:font-name="ariel" fo:font-size="16pt" fo:font-weight="bold" officeooo:rsid="010405c1" style:font-size-asian="14pt" style:font-weight-asian="bold" style:font-size-complex="16pt" style:font-weight-complex="bold"/>
    </style:style>
    <style:style style:name="T123" style:family="text">
      <style:text-properties style:font-name="ariel" fo:font-size="16pt" fo:font-weight="bold" officeooo:rsid="01064dbf" style:font-size-asian="14pt" style:font-weight-asian="bold" style:font-size-complex="16pt" style:font-weight-complex="bold"/>
    </style:style>
    <style:style style:name="T124" style:family="text">
      <style:text-properties style:font-name="ariel" fo:font-size="16pt" officeooo:rsid="006724d0" style:font-name-asian="Noto Sans Mono CJK SC" style:font-size-asian="14pt" style:font-name-complex="Liberation Mono" style:font-size-complex="16pt"/>
    </style:style>
    <style:style style:name="T125" style:family="text">
      <style:text-properties style:font-name="ariel" fo:font-size="16pt" officeooo:rsid="0068ab49" style:font-name-asian="Noto Sans Mono CJK SC" style:font-size-asian="14pt" style:font-name-complex="Liberation Mono" style:font-size-complex="16pt"/>
    </style:style>
    <style:style style:name="T126" style:family="text">
      <style:text-properties style:font-name="ariel" fo:font-size="16pt" fo:font-weight="normal" officeooo:rsid="00a344bc" style:font-size-asian="14pt" style:font-weight-asian="normal" style:font-size-complex="16pt" style:font-weight-complex="normal"/>
    </style:style>
    <style:style style:name="T127" style:family="text">
      <style:text-properties style:font-name="ariel" fo:font-size="16pt" fo:font-weight="normal" officeooo:rsid="00a6b747" style:font-size-asian="14pt" style:font-weight-asian="normal" style:font-size-complex="16pt" style:font-weight-complex="normal"/>
    </style:style>
    <style:style style:name="T128" style:family="text">
      <style:text-properties style:font-name="ariel" fo:font-size="22pt" style:font-size-asian="19.25pt" style:font-size-complex="22pt"/>
    </style:style>
    <style:style style:name="T129" style:family="text">
      <style:text-properties style:font-name="ariel" fo:font-size="22pt" style:font-size-asian="22pt" style:font-size-complex="22pt"/>
    </style:style>
    <style:style style:name="T130" style:family="text">
      <style:text-properties style:font-name="ariel" fo:font-size="22pt" officeooo:rsid="00c0ae8d" style:font-size-asian="22pt" style:font-size-complex="22pt"/>
    </style:style>
    <style:style style:name="T131" style:family="text">
      <style:text-properties officeooo:rsid="0028ab93"/>
    </style:style>
    <style:style style:name="T132" style:family="text">
      <style:text-properties officeooo:rsid="002efe5c"/>
    </style:style>
    <style:style style:name="T133" style:family="text">
      <style:text-properties officeooo:rsid="00318451"/>
    </style:style>
    <style:style style:name="T134" style:family="text">
      <style:text-properties fo:font-weight="normal" officeooo:rsid="00318451" style:font-weight-asian="normal" style:font-weight-complex="normal"/>
    </style:style>
    <style:style style:name="T135" style:family="text">
      <style:text-properties fo:font-weight="normal" officeooo:rsid="00358585" style:font-weight-asian="normal" style:font-weight-complex="normal"/>
    </style:style>
    <style:style style:name="T136" style:family="text">
      <style:text-properties fo:font-weight="normal" officeooo:rsid="00386346" style:font-weight-asian="normal" style:font-weight-complex="normal"/>
    </style:style>
    <style:style style:name="T137" style:family="text">
      <style:text-properties fo:font-weight="normal" officeooo:rsid="003e16ee" style:font-weight-asian="normal" style:font-weight-complex="normal"/>
    </style:style>
    <style:style style:name="T138" style:family="text">
      <style:text-properties officeooo:rsid="00373687"/>
    </style:style>
    <style:style style:name="T139" style:family="text">
      <style:text-properties officeooo:rsid="00379d26"/>
    </style:style>
    <style:style style:name="T140" style:family="text">
      <style:text-properties officeooo:rsid="0038e4e7"/>
    </style:style>
    <style:style style:name="T141" style:family="text">
      <style:text-properties officeooo:rsid="0039dbde"/>
    </style:style>
    <style:style style:name="T142" style:family="text">
      <style:text-properties officeooo:rsid="003e36ab"/>
    </style:style>
    <style:style style:name="T143" style:family="text">
      <style:text-properties officeooo:rsid="003fc9ba"/>
    </style:style>
    <style:style style:name="T144" style:family="text">
      <style:text-properties officeooo:rsid="0043cf98"/>
    </style:style>
    <style:style style:name="T145" style:family="text">
      <style:text-properties fo:font-size="22pt" officeooo:rsid="0043cf98" style:font-size-asian="22pt" style:font-size-complex="22pt"/>
    </style:style>
    <style:style style:name="T146" style:family="text">
      <style:text-properties fo:font-size="22pt" fo:font-weight="bold" style:font-size-asian="22pt" style:font-weight-asian="bold" style:font-size-complex="22pt" style:font-weight-complex="bold"/>
    </style:style>
    <style:style style:name="T147" style:family="text">
      <style:text-properties fo:font-size="22pt" fo:font-weight="bold" officeooo:rsid="0043cf98" style:font-size-asian="22pt" style:font-weight-asian="bold" style:font-size-complex="22pt" style:font-weight-complex="bold"/>
    </style:style>
    <style:style style:name="T148" style:family="text">
      <style:text-properties fo:font-size="22pt" fo:font-weight="bold" officeooo:rsid="0052250f" style:font-size-asian="22pt" style:font-weight-asian="bold" style:font-size-complex="22pt" style:font-weight-complex="bold"/>
    </style:style>
    <style:style style:name="T149" style:family="text">
      <style:text-properties officeooo:rsid="0045a7a5"/>
    </style:style>
    <style:style style:name="T150" style:family="text">
      <style:text-properties officeooo:rsid="0045dbee"/>
    </style:style>
    <style:style style:name="T151" style:family="text">
      <style:text-properties officeooo:rsid="0047125c"/>
    </style:style>
    <style:style style:name="T152" style:family="text">
      <style:text-properties officeooo:rsid="0048e976"/>
    </style:style>
    <style:style style:name="T153" style:family="text">
      <style:text-properties officeooo:rsid="004a5fe4"/>
    </style:style>
    <style:style style:name="T154" style:family="text">
      <style:text-properties officeooo:rsid="004c2900"/>
    </style:style>
    <style:style style:name="T155" style:family="text">
      <style:text-properties officeooo:rsid="005147c8"/>
    </style:style>
    <style:style style:name="T156" style:family="text">
      <style:text-properties officeooo:rsid="0051e1f1"/>
    </style:style>
    <style:style style:name="T157" style:family="text">
      <style:text-properties officeooo:rsid="0053c62e"/>
    </style:style>
    <style:style style:name="T158" style:family="text">
      <style:text-properties officeooo:rsid="0055a990"/>
    </style:style>
    <style:style style:name="T159" style:family="text">
      <style:text-properties officeooo:rsid="00586b2a"/>
    </style:style>
    <style:style style:name="T160" style:family="text">
      <style:text-properties officeooo:rsid="005c4f93"/>
    </style:style>
    <style:style style:name="T161" style:family="text">
      <style:text-properties officeooo:rsid="005c6e4c"/>
    </style:style>
    <style:style style:name="T162" style:family="text">
      <style:text-properties officeooo:rsid="005ccb13"/>
    </style:style>
    <style:style style:name="T163" style:family="text">
      <style:text-properties officeooo:rsid="005d34a0"/>
    </style:style>
    <style:style style:name="T164" style:family="text">
      <style:text-properties officeooo:rsid="0064767d"/>
    </style:style>
    <style:style style:name="T165" style:family="text">
      <style:text-properties officeooo:rsid="006b9af0"/>
    </style:style>
    <style:style style:name="T166" style:family="text">
      <style:text-properties officeooo:rsid="006ddcf9"/>
    </style:style>
    <style:style style:name="T167" style:family="text">
      <style:text-properties officeooo:rsid="006e72ec"/>
    </style:style>
    <style:style style:name="T168" style:family="text">
      <style:text-properties officeooo:rsid="006f0a0d"/>
    </style:style>
    <style:style style:name="T169" style:family="text">
      <style:text-properties officeooo:rsid="007a31a5"/>
    </style:style>
    <style:style style:name="T170" style:family="text">
      <style:text-properties officeooo:rsid="007cc586"/>
    </style:style>
    <style:style style:name="T171" style:family="text">
      <style:text-properties officeooo:rsid="007cd85e"/>
    </style:style>
    <style:style style:name="T172" style:family="text">
      <style:text-properties officeooo:rsid="007e5c36"/>
    </style:style>
    <style:style style:name="T173" style:family="text">
      <style:text-properties officeooo:rsid="0082c2ec"/>
    </style:style>
    <style:style style:name="T174" style:family="text">
      <style:text-properties officeooo:rsid="0087a318"/>
    </style:style>
    <style:style style:name="T175" style:family="text">
      <style:text-properties officeooo:rsid="008a770e"/>
    </style:style>
    <style:style style:name="T176" style:family="text">
      <style:text-properties officeooo:rsid="008f63a9"/>
    </style:style>
    <style:style style:name="T177" style:family="text">
      <style:text-properties officeooo:rsid="00926936"/>
    </style:style>
    <style:style style:name="T178" style:family="text">
      <style:text-properties officeooo:rsid="009947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Opera<text:span text:style-name="T36">ting</text:span> System</text:p>
      <text:p text:style-name="P1"/>
      <text:p text:style-name="P19"/>
      <text:p text:style-name="P1">*<text:span text:style-name="T37">É um programa que gerencia o hardware do computador</text:span></text:p>
      <text:p text:style-name="P2">*<text:span text:style-name="T38">Tabem providencia uma base para </text:span><text:span text:style-name="T2">Applications Programs</text:span><text:span text:style-name="T38"> e age como intermediario entra o </text:span><text:span text:style-name="T2">Computer Usuario</text:span><text:span text:style-name="T38"> e </text:span><text:span text:style-name="T2">Computer Hardware</text:span></text:p>
      <text:p text:style-name="Preformatted_20_Text"/>
      <text:p text:style-name="P1">*<text:span text:style-name="T39">Temos 2 tipos de softwares <text:s/></text:span><text:span text:style-name="T3">Applications Softwares</text:span><text:span text:style-name="T39"> e </text:span><text:span text:style-name="T3">System Softwares</text:span></text:p>
      <text:p text:style-name="P1">*<text:span text:style-name="T4">System Softwares</text:span><text:span text:style-name="T40"> são utilizados para diretamente dar comandos para o </text:span><text:span text:style-name="T6">Computer Hardware</text:span><text:span text:style-name="T40">.</text:span></text:p>
      <text:p text:style-name="P1">*<text:span text:style-name="T5">Applications Programs</text:span><text:span text:style-name="T41"> são os softwares utilizados para realizar uma tarefa especifica, </text:span><text:span text:style-name="T42">e pode ser utilizado diretamente pelo usuario.</text:span></text:p>
      <text:p text:style-name="P3"/>
      <text:p text:style-name="P15">Tipos de sistemas operacionais</text:p>
      <text:p text:style-name="P3">*<text:span text:style-name="T43">Batch OS</text:span></text:p>
      <text:p text:style-name="P3">*<text:span text:style-name="T43">Time Sharing <text:s/>OS</text:span></text:p>
      <text:p text:style-name="P3">*<text:span text:style-name="T43">Distributed OS</text:span></text:p>
      <text:p text:style-name="P3">*<text:span text:style-name="T43">Network OS</text:span></text:p>
      <text:p text:style-name="P3">*<text:span text:style-name="T43">Multi Programing/P</text:span><text:span text:style-name="T45">r</text:span><text:span text:style-name="T43">ocessing/ Tasking OS</text:span></text:p>
      <text:p text:style-name="P3"><text:s/><text:span text:style-name="T7">Objetivos dos OS</text:span></text:p>
      <text:p text:style-name="P3">*<text:span text:style-name="T44">Conveciencia </text:span></text:p>
      <text:p text:style-name="P3">*<text:span text:style-name="T44">Eficiencia</text:span></text:p>
      <text:p text:style-name="P3">*<text:span text:style-name="T46">A</text:span><text:span text:style-name="T44">mbos</text:span></text:p>
      <text:p text:style-name="P16">Funçoes dos OS</text:p>
      <text:p text:style-name="P4">*É uma interface entra o usuario e o hardware</text:p>
      <text:p text:style-name="P4">*Alocação de recursos</text:p>
      <text:p text:style-name="P4">*Gerenciamento de memoria, segurança, etc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*<text:span text:style-name="T131">No geral um computador moderno consiste em uma ou mais </text:span><text:span text:style-name="T8">cpu</text:span><text:span text:style-name="T131">(central process unity) e um numero de </text:span><text:span text:style-name="T8">device controllers</text:span><text:span text:style-name="T131"> conectados por um </text:span><text:span text:style-name="T8">bus</text:span><text:span text:style-name="T131"> que providencia o acesso a </text:span><text:span text:style-name="T8">memoria</text:span></text:p>
      <text:p text:style-name="P23"><text:span text:style-name="T48">*</text:span><text:span text:style-name="T49">A </text:span><text:span text:style-name="T93">CPU</text:span><text:span text:style-name="T49"> é o cerebro do </text:span><text:span text:style-name="T96">Computer System</text:span><text:span text:style-name="T49">, é onde todos os processos e contas são calculadas</text:span></text:p>
      <text:p text:style-name="P5">*<text:span text:style-name="T132">Cada </text:span><text:span text:style-name="T9">device</text:span><text:span text:style-name="T132"> como </text:span><text:span text:style-name="T9">keyboard</text:span><text:span text:style-name="T132">, </text:span><text:span text:style-name="T9">mouse</text:span><text:span text:style-name="T132">, </text:span><text:span text:style-name="T9">monitor</text:span><text:span text:style-name="T132">, </text:span><text:span text:style-name="T9">Hardisk</text:span><text:span text:style-name="T132"> ,</text:span><text:span text:style-name="T9">printer</text:span><text:span text:style-name="T132">… estão conectados a um </text:span><text:span text:style-name="T9">controller</text:span><text:span text:style-name="T132">, e esses </text:span><text:span text:style-name="T9">controllers</text:span><text:span text:style-name="T132"> são responsaveis por ditar a maneiro como esses Hardwares funcionam.</text:span></text:p>
      <text:p text:style-name="P5">* <text:span text:style-name="T133">A </text:span><text:span text:style-name="T10">CPU</text:span><text:span text:style-name="T133"> junto com esses </text:span><text:span text:style-name="T10">controllers</text:span><text:span text:style-name="T133"> estão conectados por um mesmo </text:span><text:span text:style-name="T10">bus</text:span><text:span text:style-name="T134">, </text:span><text:span text:style-name="T135">e esse bus esta conectado a nossa memoria compartilhada</text:span></text:p>
      <text:p text:style-name="P5">*<text:span text:style-name="T138">Cada </text:span><text:span text:style-name="T11">Device Controller</text:span><text:span text:style-name="T138"> é responsavel por um tipo de </text:span><text:span text:style-name="T11">device</text:span></text:p>
      <text:p text:style-name="P5">*<text:span text:style-name="T139">A </text:span><text:span text:style-name="T12">CPU</text:span><text:span text:style-name="T139"> e os </text:span><text:span text:style-name="T12">Devices Controllers</text:span><text:span text:style-name="T139"> podem </text:span><text:span text:style-name="T142">ser executados ao mesmo tempo, podendo </text:span><text:span text:style-name="T139">competir por </text:span><text:span text:style-name="T13">memory cycles </text:span><text:span text:style-name="T136">. </text:span><text:span text:style-name="T137">Sempre que precisamos executar algo ela precisa ser colocada na nossa main memory(RAM)</text:span></text:p>
      <text:p text:style-name="P5">*<text:span text:style-name="T140">Para ter certeza do acesso </text:span><text:span text:style-name="T143">organizado </text:span><text:span text:style-name="T140">a </text:span><text:span text:style-name="T14">Memoria Compartilhada</text:span><text:span text:style-name="T140"> um </text:span><text:span text:style-name="T14">Memory Controller</text:span><text:span text:style-name="T140"> é </text:span><text:span text:style-name="T141">necessario para sincronizar o acesso a memoria</text:span></text:p>
      <text:p text:style-name="P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Termos Importantes</text:p>
      <text:p text:style-name="P5"><text:span text:style-name="T144">1</text:span><text:span text:style-name="T145"> </text:span><text:span text:style-name="T147">Bootstrap Program</text:span></text:p>
      <text:p text:style-name="P5">*<text:span text:style-name="T149">O programa inicial que é executado quando a maquina é </text:span><text:span text:style-name="T15">ligado</text:span><text:span text:style-name="T149"> ou sofreu um </text:span><text:span text:style-name="T15">reboot</text:span><text:span text:style-name="T149">.</text:span></text:p>
      <text:p text:style-name="P5">*<text:span text:style-name="T150">Ele é armazenado no </text:span><text:span text:style-name="T16">ROM</text:span><text:span text:style-name="T150">.</text:span><text:span text:style-name="T156">(Read Only Memory)</text:span></text:p>
      <text:p text:style-name="P5">*<text:span text:style-name="T151">Ele deve saber como iniciar o </text:span><text:span text:style-name="T17">OS</text:span><text:span text:style-name="T151"> e começar a executar o </text:span><text:span text:style-name="T17">Sistema</text:span><text:span text:style-name="T151">.</text:span></text:p>
      <text:p text:style-name="P5">*<text:span text:style-name="T151">Ele deve alocar na </text:span><text:span text:style-name="T17">memoria</text:span><text:span text:style-name="T151"> o </text:span><text:span text:style-name="T17">OS Kernel</text:span><text:span text:style-name="T151">.</text:span></text:p>
      <text:p text:style-name="P7"/>
      <text:p text:style-name="P7">2 <text:span text:style-name="T146">Interrupt</text:span></text:p>
      <text:p text:style-name="P5">*<text:span text:style-name="T152">A ocorrencia de um </text:span><text:span text:style-name="T18">evento</text:span><text:span text:style-name="T152"> é normalmente sinalizada por um </text:span><text:span text:style-name="T18">Interrupt</text:span><text:span text:style-name="T152"> </text:span><text:span text:style-name="T153">do </text:span><text:span text:style-name="T19">Hardware</text:span><text:span text:style-name="T153"> ou </text:span><text:span text:style-name="T19">Software</text:span></text:p>
      <text:p text:style-name="P5">*<text:span text:style-name="T20">Hardware</text:span><text:span text:style-name="T154"> pode ativar um </text:span><text:span text:style-name="T20">Interrupt</text:span><text:span text:style-name="T154"> a qualquer hora mandando um sinal para a </text:span><text:span text:style-name="T20">CPU</text:span><text:span text:style-name="T154">, normalmente pelo caminho do </text:span><text:span text:style-name="T20">bus do sistema</text:span></text:p>
      <text:p text:style-name="P5"/>
      <text:p text:style-name="P8">3 <text:span text:style-name="T146">System Call </text:span><text:span text:style-name="T148">(Monitor Call)</text:span></text:p>
      <text:p text:style-name="P5">*<text:span text:style-name="T155">O </text:span><text:span text:style-name="T21">software</text:span><text:span text:style-name="T155"> pode ativar o </text:span><text:span text:style-name="T21">Interrupt</text:span><text:span text:style-name="T155"> exeuctando uma operação especial chamada </text:span><text:span text:style-name="T21">System Call</text:span></text:p>
      <text:p text:style-name="P5">*<text:span text:style-name="T157">Quando a </text:span><text:span text:style-name="T22">CPU</text:span><text:span text:style-name="T157"> é interrompida ele para tudo que esta faznedo e tranferi a execução para um </text:span><text:span text:style-name="T22">local fixo</text:span><text:span text:style-name="T157">. </text:span><text:span text:style-name="T158">O local fixo normalmente contem o <text:s/>primeiro </text:span><text:span text:style-name="T23">endereço</text:span><text:span text:style-name="T158"> onde o </text:span><text:span text:style-name="T23">Service Routine</text:span><text:span text:style-name="T158"> do interrupt esta localizada</text:span></text:p>
      <text:p text:style-name="P20">*<text:span text:style-name="T159">O </text:span><text:span text:style-name="T24">Service Routine</text:span><text:span text:style-name="T159"> do interrupt então é executado. Quando for finalizado a </text:span><text:span text:style-name="T24">CPU</text:span><text:span text:style-name="T159"> volta a realizar as </text:span><text:span text:style-name="T24">tarefas</text:span><text:span text:style-name="T159"> que foram interrompidas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1"><text:soft-page-break/>Storage Struct</text:p>
      <text:p text:style-name="P5"/>
      <text:p text:style-name="P6"><text:span text:style-name="T28">Registers</text:span><text:span text:style-name="T160"> – </text:span><text:span text:style-name="T166">Volatile</text:span></text:p>
      <text:p text:style-name="P9"><text:span text:style-name="T1">Cache</text:span> – <text:span text:style-name="T166">Volatile</text:span></text:p>
      <text:p text:style-name="P10"><text:span text:style-name="T1">Main Memory</text:span> – <text:span text:style-name="T166">Volatile</text:span></text:p>
      <text:p text:style-name="P10"><text:span text:style-name="T1">Electronic Disk</text:span> – <text:span text:style-name="T166">Non Volatile</text:span></text:p>
      <text:p text:style-name="P10"><text:span text:style-name="T1">Magnetic Disk</text:span> – <text:span text:style-name="T166">Non Volatile</text:span></text:p>
      <text:p text:style-name="P10"><text:span text:style-name="T1">Optical Disk</text:span> – <text:span text:style-name="T167">Non </text:span><text:span text:style-name="T166">Volatile</text:span></text:p>
      <text:p text:style-name="P10"><text:span text:style-name="T1">Magnetic Tapes</text:span> – <text:span text:style-name="T168">Non </text:span><text:span text:style-name="T166">Volatile</text:span></text:p>
      <text:p text:style-name="P9">*<text:span text:style-name="T161">Quanto mais alto esta na hierarquia mais alto é o preço, menor é o armazenamento e mais rapido é o acesso a memoria</text:span></text:p>
      <text:p text:style-name="P9">*<text:span text:style-name="T162">Quanto mais baixo esta na hierarquia menor é o preço, o tempo de acesso é mais longo e o tamanho do armazenamento é maior</text:span></text:p>
      <text:p text:style-name="P9">*<text:span text:style-name="T163">Possuimos nossa </text:span><text:span text:style-name="T25">Main Memory</text:span><text:span text:style-name="T163"> que é onde os processos que realizamos são alocados, e temos nossa </text:span><text:span text:style-name="T25">Second Memory</text:span><text:span text:style-name="T163"> que é onde nossos arquivos são armazenados por um tempo indeterminado</text:span></text:p>
      <text:p text:style-name="P24"><text:span text:style-name="T50">*</text:span><text:span text:style-name="T51">A </text:span><text:span text:style-name="T97">Main Memory</text:span><text:span text:style-name="T51"> é </text:span><text:span text:style-name="T124">volatile</text:span><text:span text:style-name="T51"> comparado com a </text:span><text:span text:style-name="T97">Second Memory</text:span><text:span text:style-name="T51"> que não é </text:span><text:span text:style-name="T125">volatile</text:span></text:p>
      <text:p text:style-name="P9">*<text:span text:style-name="T26">Volatile</text:span><text:span text:style-name="T164"> </text:span><text:span text:style-name="T165">significa que perde o seu conteudo quando a energia é removida</text:span></text:p>
      <text:p text:style-name="P9">*<text:span text:style-name="T27">Non Volatile</text:span><text:span text:style-name="T165"> Mantem o seu conteudo mesmo se a energia for removida</text:span></text:p>
      <text:p text:style-name="P9">*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2"><text:soft-page-break/>I/O Structure</text:p>
      <text:p text:style-name="P11"/>
      <text:p text:style-name="P11">*<text:span text:style-name="T169">Storage é um dos muitos tipos de </text:span><text:span text:style-name="T30">I/O Devices</text:span><text:span text:style-name="T169"> dentro de um computador.</text:span></text:p>
      <text:p text:style-name="P11">*<text:span text:style-name="T170">Uma grande parte do code do </text:span><text:span text:style-name="T29">OS</text:span><text:span text:style-name="T170"> é dedicado ao gerenciamento </text:span><text:span text:style-name="T171">do </text:span><text:span text:style-name="T31">I/O</text:span><text:span text:style-name="T171">, tanto por ser importante para confiabilidade </text:span><text:span text:style-name="T172">e perfomace do sistema quanto por conta d</text:span><text:span text:style-name="T173">os I/O devices com natureza diferentes.</text:span></text:p>
      <text:p text:style-name="P11">*<text:span text:style-name="T174">Cada </text:span><text:span text:style-name="T32">Device Controller</text:span><text:span text:style-name="T174"> esta encarregado de um tipo especifico de device. Ele</text:span><text:span text:style-name="T176">s Mantem</text:span><text:span text:style-name="T175"> um </text:span><text:span text:style-name="T33">Local Buffer Storage</text:span><text:span text:style-name="T175"> e seta </text:span><text:span text:style-name="T33">Register’s</text:span><text:span text:style-name="T175"> com um proposito especial</text:span></text:p>
      <text:p text:style-name="P11">*<text:span text:style-name="T177">Normalmente, OS contem um </text:span><text:span text:style-name="T34">device driver</text:span><text:span text:style-name="T177"> para cada </text:span><text:span text:style-name="T34">device controller</text:span><text:span text:style-name="T177">.</text:span></text:p>
      <text:p text:style-name="P12">*O <text:span text:style-name="T1">device driver</text:span> entende o <text:span text:style-name="T1">device controller</text:span> e fornece uma interface uniforme do device para o resto do <text:span text:style-name="T1">OS</text:span>.</text:p>
      <text:p text:style-name="P13"/>
      <text:p text:style-name="P18">Simples operação I/O</text:p>
      <text:p text:style-name="P12">*<text:span text:style-name="T178">Para começar uma operação </text:span><text:span text:style-name="T35">I/O</text:span><text:span text:style-name="T178"> o </text:span><text:span text:style-name="T35">device driver</text:span><text:span text:style-name="T178"> carregar os registers apropriados dentro do </text:span><text:span text:style-name="T35">device controller</text:span></text:p>
      <text:p text:style-name="Preformatted_20_Text"><text:span text:style-name="T52">*</text:span><text:span text:style-name="T53">O </text:span><text:span text:style-name="T98">device </text:span><text:span text:style-name="T94">controller</text:span><text:span text:style-name="T53"> por sua vez examina o conteudo desses </text:span><text:span text:style-name="T98">registers</text:span><text:span text:style-name="T53"> para determinar a operação que </text:span><text:span text:style-name="T54">deve ser tomada.</text:span><text:span text:style-name="T55">Ele examina os </text:span><text:span text:style-name="T110">register</text:span><text:span text:style-name="T55"> pois la estão as informações sobre a operação de entrada e saida que deve ser executada</text:span></text:p>
      <text:p text:style-name="P25"><text:span text:style-name="T47">*</text:span><text:span text:style-name="T56">O </text:span><text:span text:style-name="T99">controller</text:span><text:span text:style-name="T56"> começa </text:span><text:span text:style-name="T57">a transferir o </text:span><text:span text:style-name="T100">data</text:span><text:span text:style-name="T57"> do </text:span><text:span text:style-name="T100">device</text:span><text:span text:style-name="T57"> para o seu </text:span><text:span text:style-name="T100">buffer local </text:span><text:span text:style-name="T126">.</text:span><text:span text:style-name="T127">Idependente da tarefa que deve ser perfomada, os </text:span><text:span text:style-name="T101">dados</text:span><text:span text:style-name="T127"> necessarios para essa ação sera tranferido para o </text:span><text:span text:style-name="T101">local buffer</text:span></text:p>
      <text:p text:style-name="P25"><text:span text:style-name="T57">*</text:span><text:span text:style-name="T58">Quando a tranferencia de dados estiver completa, o </text:span><text:span text:style-name="T103">device controller</text:span><text:span text:style-name="T58"> avisa o </text:span><text:span text:style-name="T103">device driver</text:span><text:span text:style-name="T58"> via an </text:span><text:span text:style-name="T103">interrupt</text:span><text:span text:style-name="T58"> que ele finalizou <text:s/>a operação</text:span></text:p>
      <text:p text:style-name="P25"><text:span text:style-name="T58">*</text:span><text:span text:style-name="T59">Então o </text:span><text:span text:style-name="T102">device driver</text:span><text:span text:style-name="T59"> retorna o controle para o </text:span><text:span text:style-name="T102">operating system</text:span></text:p>
      <text:p text:style-name="P25"><text:span text:style-name="T59">*</text:span><text:span text:style-name="T60">Essa forma <text:s/>de </text:span><text:span text:style-name="T104">interrupt-driven I/O </text:span><text:span text:style-name="T60">é bom para mover pequenas quantidades de </text:span><text:span text:style-name="T104">dados</text:span><text:span text:style-name="T60">, mas produz um grande </text:span><text:span text:style-name="T104">sobrecarregamento</text:span><text:span text:style-name="T60"> quando usados com grandes quantidades de </text:span><text:span text:style-name="T104">dados</text:span></text:p>
      <text:p text:style-name="P26"/>
      <text:p text:style-name="P25"><text:soft-page-break/><text:span text:style-name="T60">*</text:span><text:span text:style-name="T61">Para resolver esse problema, </text:span><text:span text:style-name="T105">Direct Memory Acess(DMA)</text:span><text:span text:style-name="T61"> é utlizado</text:span></text:p>
      <text:p text:style-name="P25"><text:span text:style-name="T61">*</text:span><text:span text:style-name="T62">Depois do </text:span><text:span text:style-name="T106">device controller</text:span><text:span text:style-name="T62"> setar os seus </text:span><text:span text:style-name="T106">buffers</text:span><text:span text:style-name="T62">, </text:span><text:span text:style-name="T106">ponteiros</text:span><text:span text:style-name="T62">, e </text:span><text:span text:style-name="T106">contadores</text:span><text:span text:style-name="T62"> para o </text:span><text:span text:style-name="T106">I/O device</text:span><text:span text:style-name="T62"> , o </text:span><text:span text:style-name="T106">device</text:span><text:span text:style-name="T62"> </text:span><text:span text:style-name="T106">controller</text:span><text:span text:style-name="T62"> tranferi um bloco inteiro de </text:span><text:span text:style-name="T106">dados</text:span><text:span text:style-name="T62"> direto para ou do seu próprio </text:span><text:span text:style-name="T106">buffer storage</text:span><text:span text:style-name="T62"> para a </text:span><text:span text:style-name="T106">memoria</text:span><text:span text:style-name="T62">, sem a intervenção para a </text:span><text:span text:style-name="T106">CPU</text:span></text:p>
      <text:p text:style-name="P25"><text:span text:style-name="T62">*</text:span><text:span text:style-name="T63">Apenas um </text:span><text:span text:style-name="T107">interrupt</text:span><text:span text:style-name="T63"> é gerado por bloco, para avisar o device driver que a operação foi concluida. </text:span><text:span text:style-name="T65">Diferente do outro esquema que cada </text:span><text:span text:style-name="T109">byte</text:span><text:span text:style-name="T65"> de </text:span><text:span text:style-name="T109">data</text:span><text:span text:style-name="T65"> gerava um </text:span><text:span text:style-name="T109">interrupt</text:span></text:p>
      <text:p text:style-name="P25"><text:span text:style-name="T63">*</text:span><text:span text:style-name="T64">enquanto o </text:span><text:span text:style-name="T108">device controller</text:span><text:span text:style-name="T64"> esta perfomando essas operações, a </text:span><text:span text:style-name="T108">cpu</text:span><text:span text:style-name="T64"> esta desponivel para realizar outras tarefas</text:span></text:p>
      <text:p text:style-name="P28"><text:span text:style-name="T64"/></text:p>
      <text:p text:style-name="P29"><text:span text:style-name="T130">C</text:span><text:span text:style-name="T129">omputer</text:span><text:span text:style-name="T47"> </text:span><text:span text:style-name="T128">System</text:span><text:span text:style-name="T47"> </text:span><text:span text:style-name="T129">Architecture</text:span></text:p>
      <text:p text:style-name="P28"><text:span text:style-name="T47"/></text:p>
      <text:p text:style-name="P29"><text:span text:style-name="T66">Tipos de Computers Systems baseados no numero de General Purpose Processors:</text:span></text:p>
      <text:p text:style-name="P31"><text:span text:style-name="T95">1 * Single Processor Systems</text:span><text:span text:style-name="T47"> – </text:span><text:span text:style-name="T67">Apenas um processador</text:span></text:p>
      <text:p text:style-name="P31"><text:span text:style-name="T67">*</text:span><text:span text:style-name="T68">Uma </text:span><text:span text:style-name="T111">CPU</text:span><text:span text:style-name="T68"> principal capaz de executar instruções com propositos gerais, incluindo instruções dos processos do usuario</text:span></text:p>
      <text:p text:style-name="P31"><text:span text:style-name="T68">*</text:span><text:span text:style-name="T69">Outros processadores com propositos especiais tambem estão presentes, <text:tab/>e perfomam tarefas especificas para os devices. </text:span><text:span text:style-name="T70">Por exemplo quando precionamos uma tecla do keyboard, há um microprocessador encarregado de converter a tecla precionada em codigo binario.</text:span></text:p>
      <text:p text:style-name="P31"><text:span text:style-name="T69">*</text:span></text:p>
      <text:p text:style-name="P31"><text:span text:style-name="T69"/></text:p>
      <text:p text:style-name="P31"><text:span text:style-name="T69"/></text:p>
      <text:p text:style-name="P31"><text:span text:style-name="T69"/></text:p>
      <text:p text:style-name="P31"><text:span text:style-name="T69"/></text:p>
      <text:p text:style-name="P31"><text:span text:style-name="T69"/></text:p>
      <text:p text:style-name="P31"><text:span text:style-name="T69"/></text:p>
      <text:p text:style-name="P31"><text:span text:style-name="T69"/></text:p>
      <text:p text:style-name="P31"><text:span text:style-name="T69"/></text:p>
      <text:p text:style-name="P31"><text:span text:style-name="T69"/></text:p>
      <text:p text:style-name="P32"><text:soft-page-break/><text:span text:style-name="T112">2 * </text:span><text:span text:style-name="T95">Multiprocessor Systems</text:span><text:span text:style-name="T47"> – Dois ou mais processadores </text:span></text:p>
      <text:p text:style-name="P34"><text:span text:style-name="T47">*</text:span><text:span text:style-name="T71">Tambem conhecidos como </text:span><text:span text:style-name="T113">parallel systems</text:span><text:span text:style-name="T71"> ou </text:span><text:span text:style-name="T113">tightly coupled systems</text:span></text:p>
      <text:p text:style-name="P32"><text:span text:style-name="T71">*</text:span><text:span text:style-name="T72">Possui dois ou mais processadores em comunicação próxima, compartilham o computer bus, e as vezes o clock, memory e peripheral devices</text:span></text:p>
      <text:p text:style-name="P35"><text:span text:style-name="T114">V</text:span><text:span text:style-name="T95">antagens</text:span><text:span text:style-name="T47">: </text:span><text:span text:style-name="T73">alta taxa de tranferencia, </text:span><text:span text:style-name="T74">escala economica, </text:span><text:span text:style-name="T75">maior confiabilidade</text:span></text:p>
      <text:p text:style-name="P30"><text:span text:style-name="T47">Tipos de Multiprocessor Systems:</text:span></text:p>
      <text:p text:style-name="P30"><text:span text:style-name="T47">Symmetric Multiprocessing</text:span></text:p>
      <text:p text:style-name="P36"><text:span text:style-name="T47">*</text:span><text:span text:style-name="T76">Todas cpu’s participam na execução de cada tarefa, eles ajem como um único conjunto</text:span></text:p>
      <text:p text:style-name="P30"><text:span text:style-name="T47">Asymmetric Multiprocessing</text:span></text:p>
      <text:p text:style-name="P36"><text:span text:style-name="T47">*</text:span><text:span text:style-name="T77">Temos um esquema de Master e slave</text:span></text:p>
      <text:p text:style-name="P36"><text:span text:style-name="T77">*</text:span><text:span text:style-name="T78">Um dos </text:span><text:span text:style-name="T115">cpu</text:span><text:span text:style-name="T78"> sera o </text:span><text:span text:style-name="T115">Master</text:span><text:span text:style-name="T78"> enquanto os outros serão os </text:span><text:span text:style-name="T116">S</text:span><text:span text:style-name="T115">laves</text:span></text:p>
      <text:p text:style-name="P37"><text:span text:style-name="T78">*</text:span><text:span text:style-name="T79">A cpu master ira monitorar as outras </text:span><text:span text:style-name="T117">cpus</text:span><text:span text:style-name="T79">, </text:span><text:span text:style-name="T80">e atribuira tarefas para eles. </text:span><text:span text:style-name="T81">Ele estara guiando os </text:span><text:span text:style-name="T118">Slaves</text:span></text:p>
      <text:p text:style-name="P37"><text:span text:style-name="T81">*</text:span><text:span text:style-name="T82">Então os </text:span><text:span text:style-name="T83">S</text:span><text:span text:style-name="T82">laves tomam conta dos processos, </text:span><text:span text:style-name="T84">cada um cuidado de um precesso</text:span></text:p>
      <text:p text:style-name="P37"><text:span text:style-name="T82">*</text:span><text:span text:style-name="T85">Caso ocorra algum erro o </text:span><text:span text:style-name="T119">Master</text:span><text:span text:style-name="T85"> ira cuidar pra quem ira tomar conta desse </text:span><text:span text:style-name="T119">processo</text:span><text:span text:style-name="T85">.</text:span></text:p>
      <text:p text:style-name="P37"><text:span text:style-name="T85">*</text:span></text:p>
      <text:p text:style-name="P33"><text:span text:style-name="T95">3 *</text:span><text:span text:style-name="T47"> </text:span><text:span text:style-name="T95">Clustered Systems –</text:span><text:span text:style-name="T47"> 2 ou mais Systemas aglomerados </text:span></text:p>
      <text:p text:style-name="P33"><text:span text:style-name="T47">*</text:span><text:span text:style-name="T86">Como o sistema de multiprocessador , ele tambem reuni diversos </text:span><text:span text:style-name="T120">CPU</text:span><text:span text:style-name="T86"> para realizar trabalhos computacionais</text:span></text:p>
      <text:p text:style-name="P33"><text:span text:style-name="T86">*</text:span><text:span text:style-name="T87">Eles são compostos por duas ou mais sistemas individuais acoplados juntos</text:span></text:p>
      <text:p text:style-name="P33"><text:span text:style-name="T87">*</text:span><text:span text:style-name="T88">Providencia uma grande disponibilidade</text:span></text:p>
      <text:p text:style-name="P33"><text:span text:style-name="T88">*</text:span><text:span text:style-name="T89">pode ser estruturado tanto </text:span><text:span text:style-name="T121">asymmetrically</text:span><text:span text:style-name="T89"> ou </text:span><text:span text:style-name="T121">symmetrically</text:span></text:p>
      <text:p text:style-name="P38"><text:span text:style-name="T89">*</text:span><text:span text:style-name="T90">Em </text:span><text:span text:style-name="T122">assymmetrically</text:span><text:span text:style-name="T90"> uma maquina ficara em modo “host”</text:span><text:span text:style-name="T91">(master)</text:span><text:span text:style-name="T90"> e os outros rodarão os aplicativos</text:span><text:span text:style-name="T91">(slaves)</text:span></text:p>
      <text:p text:style-name="P38"><text:span text:style-name="T90">*</text:span><text:span text:style-name="T92">em </text:span><text:span text:style-name="T123">Symmetricaly</text:span><text:span text:style-name="T92"> Dois ou mais hosts rodam as aplicações e monitoram uns aos outros.</text:span></text:p>
      <text:p text:style-name="P38"><text:span text:style-name="T92">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el" svg:font-family="arie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8-09T14:14:18.047923254</dc:date>
    <meta:editing-duration>PT11H30M44S</meta:editing-duration>
    <meta:editing-cycles>235</meta:editing-cycles>
    <meta:generator>LibreOffice/6.4.7.2$Linux_X86_64 LibreOffice_project/40$Build-2</meta:generator>
    <meta:document-statistic meta:table-count="0" meta:image-count="0" meta:object-count="0" meta:page-count="7" meta:paragraph-count="100" meta:word-count="1195" meta:character-count="7514" meta:non-whitespace-character-count="6399"/>
  </office:meta>
</office:document-meta>
</file>